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in" style:contextual-spacing="false" fo:line-height="100%"/>
      <style:text-properties style:font-name="Sorts Mill Goudy" fo:font-size="12pt" fo:language="en" fo:country="US" style:font-name-asian="Sorts Mill Goudy1" style:font-size-asian="12pt" style:font-name-complex="Sorts Mill Goudy1" style:font-size-complex="12pt"/>
    </style:style>
    <style:style style:name="P2" style:family="paragraph" style:parent-style-name="Exalted">
      <style:text-properties fo:language="en" fo:country="US"/>
    </style:style>
    <style:style style:name="P3" style:family="paragraph" style:parent-style-name="Exalted">
      <style:paragraph-properties fo:text-align="start" style:justify-single-word="false"/>
      <style:text-properties fo:language="en" fo:country="US" officeooo:paragraph-rsid="0007bc51"/>
    </style:style>
    <style:style style:name="P4" style:family="paragraph" style:parent-style-name="Exalted">
      <style:text-properties fo:language="en" fo:country="US" officeooo:paragraph-rsid="0009b900"/>
    </style:style>
    <style:style style:name="P5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6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7" style:family="paragraph" style:parent-style-name="Exalted">
      <style:paragraph-properties fo:break-before="column"/>
      <style:text-properties fo:language="en" fo:country="US"/>
    </style:style>
    <style:style style:name="P8" style:family="paragraph" style:parent-style-name="Heading_20_1" style:master-page-name="Standard">
      <style:paragraph-properties style:page-number="1"/>
      <style:text-properties fo:language="en" fo:country="US"/>
    </style:style>
    <style:style style:name="P9" style:family="paragraph" style:parent-style-name="Heading_20_1"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7bc51"/>
    </style:style>
    <style:style style:name="T3" style:family="text">
      <style:text-properties officeooo:rsid="0009b900"/>
    </style:style>
    <style:style style:name="Sect1" style:family="section">
      <style:section-properties text:dont-balance-text-columns="true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8" text:outline-level="1">Charms</text:h>
        <text:h text:style-name="P1" text:outline-level="3">Faultless Ceremony</text:h>
        <text:p text:style-name="P3"><text:span text:style-name="T1">Cost: </text:span>2m<text:line-break/><text:span text:style-name="T1">Type:</text:span> Simple; <text:span text:style-name="T2">Week</text:span><text:line-break/><text:span text:style-name="T1">Mins:</text:span> Performance 2, Serenity 1</text:p>
        <text:p text:style-name="P2">On completing a Project worth at least 10 PR, and that results in a grandiose ceremony--anything from a newborn’s naming to a funeral--the Celestial Bureaucracy smiles on those non-Exalted citizens who performed in the ceremony, blessing the inhabitants. Crops grow larger, harmony and peace is enjoyed, and so on for a month. Any attempts to disrupt this Fate receives -1 success on their attempts.</text:p>
        <text:h text:style-name="P1" text:outline-level="3">Perfection in Life</text:h>
        <text:p text:style-name="P4"><text:span text:style-name="T1">Cost: </text:span>5m<text:line-break/><text:span text:style-name="T1">Type:</text:span> Simple; <text:span text:style-name="T3">Day</text:span><text:line-break/><text:span text:style-name="T1">Mins:</text:span> Performance 2, Serenity 2</text:p>
        <text:p text:style-name="P2">The Sidereal performs in front of a group no larger than 100 people, rolling a (Charisma + Performance) Action Roll, while leveraging a particular Intimacy. Any audience member in concordance with that Intimacy, and with a Resolve less than what was rolled gains +1 to their Resolve for a Day.</text:p>
        <text:h text:style-name="P1" text:outline-level="3">Defense of Shining Joy</text:h>
        <text:p text:style-name="P4"><text:span text:style-name="T1">Cost: </text:span>5m, 2i<text:line-break/><text:span text:style-name="T1">Type:</text:span> Simple; <text:span text:style-name="T3">Scene</text:span><text:line-break/><text:span text:style-name="T1">Mins:</text:span> Performance 3, Serenity 2</text:p>
        <text:p text:style-name="P2">Assisting another with the glorious tempo, the Sidereal gifts <text:s/>+(Performance)/2 to the target’s Evasion. The Sidereal may only grant this to (Essence) targets, and may not give it to herself.</text:p>
        <text:p text:style-name="P7"/>
        <text:h text:style-name="P9" text:outline-level="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6pt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Arial1" fo:font-family="Arial" style:font-family-generic="swiss" style:font-pitch="variable" fo:font-size="12pt" fo:font-style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normal" style:font-name-complex="Spectral1" style:font-family-complex="Spectral" style:font-family-generic-complex="system" style:font-pitch-complex="variable" style:font-size-complex="12pt" style:language-complex="hi" style:country-complex="IN" style:font-style-complex="normal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09T08:47:44.302000000</dc:date>
    <meta:editing-cycles>11</meta:editing-cycles>
    <meta:editing-duration>PT5M9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12" meta:word-count="189" meta:character-count="1130" meta:non-whitespace-character-count="954"/>
  </office:meta>
</office:document-meta>
</file>